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2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AMPOAVE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ALLUPE VASQUEZ, ELVA EUMIL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LLUPE VASQUEZ, ELVA EUMIL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T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1634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6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1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2T19:15:3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